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3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16" style:family="graphic" style:parent-style-name="standard">
      <style:graphic-properties svg:stroke-color="#000000" draw:fill-color="#66666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2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93cm" fo:padding-top="0cm" fo:padding-bottom="0cm" fo:padding-left="0cm" fo:padding-right="0cm"/>
    </style:style>
    <style:style style:name="gr22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28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30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39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gr47" style:family="graphic" style:parent-style-name="standard">
      <style:graphic-properties svg:stroke-color="#000000" draw:fill-color="#83caf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svg:stroke-color="#000000" draw:fill-color="#ffd32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ffcc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-color="#ffd320" draw:opacity="90%" draw:textarea-horizontal-align="justify" draw:textarea-vertical-align="middle" draw:auto-grow-height="false" fo:min-height="0cm" fo:min-width="0cm" draw:shadow-opacity="90%"/>
    </style:style>
    <style:style style:name="gr53" style:family="graphic" style:parent-style-name="standard">
      <style:graphic-properties svg:stroke-color="#000000" draw:fill-color="#ffcc00" draw:opacity="90%" draw:textarea-horizontal-align="justify" draw:textarea-vertical-align="middle" draw:auto-grow-height="false" fo:min-height="0cm" fo:min-width="0cm" draw:shadow-opacity="90%"/>
    </style:style>
    <style:style style:name="gr54" style:family="graphic" style:parent-style-name="standard">
      <style:graphic-properties svg:stroke-color="#000000" draw:fill-color="#0084d1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color="#000000" draw:fill-color="#00458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7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ffffff" fo:font-size="8pt" style:font-size-asian="8pt" style:font-size-complex="8pt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3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Garamond" style:font-family-generic="roman" style:font-pitch="variable" fo:font-size="8pt" style:font-size-asian="8pt" style:font-size-complex="8pt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87cm" svg:height="0.429cm" svg:x="28.37cm" svg:y="2.111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8.159cm" svg:y="2.334cm" svg:viewBox="0 0 246 670" draw:points="131,670 0,670 0,0 246,0">
            <text:p/>
          </draw:polyline>
          <draw:rect draw:style-name="gr4" draw:text-style-name="P3" draw:layer="layout" svg:width="0.194cm" svg:height="2.019cm" svg:x="28.215cm" svg:y="2.925cm">
            <text:p/>
          </draw:rect>
        </draw:g>
        <draw:g>
          <draw:frame draw:style-name="gr5" draw:text-style-name="P2" draw:layer="layout" svg:width="2.352cm" svg:height="0.429cm" svg:x="32.208cm" svg:y="2.113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31.997cm" svg:y="2.336cm" svg:viewBox="0 0 246 670" draw:points="131,670 0,670 0,0 246,0">
            <text:p/>
          </draw:polyline>
          <draw:rect draw:style-name="gr4" draw:text-style-name="P3" draw:layer="layout" svg:width="0.194cm" svg:height="2.019cm" svg:x="32.053cm" svg:y="2.927cm">
            <text:p/>
          </draw:rect>
        </draw:g>
        <draw:g>
          <draw:frame draw:style-name="gr6" draw:text-style-name="P4" draw:layer="layout" svg:width="3.918cm" svg:height="0.429cm" svg:x="8.247cm" svg:y="10.901cm">
            <draw:text-box>
              <text:p text:style-name="P1"><text:span text:style-name="T2">MultiThreadedRunnerImpl</text:span></text:p>
            </draw:text-box>
          </draw:frame>
          <draw:custom-shape draw:style-name="gr2" draw:text-style-name="P3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67cm" svg:height="0.348cm" svg:x="9.156cm" svg:y="11.43cm">
            <draw:text-box>
              <text:p text:style-name="P5"><text:span text:style-name="T3">conf</text:span></text:p>
            </draw:text-box>
          </draw:frame>
          <draw:custom-shape draw:style-name="gr8" draw:text-style-name="P3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245cm" svg:height="0.669cm" svg:x="8.077cm" svg:y="10.817cm" svg:viewBox="0 0 246 670" draw:points="131,670 0,670 0,0 246,0">
            <text:p/>
          </draw:polyline>
          <draw:rect draw:style-name="gr4" draw:text-style-name="P3" draw:layer="layout" svg:width="0.194cm" svg:height="2.851cm" svg:x="8.133cm" svg:y="11.408cm">
            <text:p/>
          </draw:rect>
          <draw:frame draw:style-name="gr9" draw:text-style-name="P2" draw:layer="layout" svg:width="3.185cm" svg:height="0.429cm" svg:x="8.234cm" svg:y="10.594cm">
            <draw:text-box>
              <text:p text:style-name="P1"><text:span text:style-name="T1">MultiThreadedRunner</text:span></text:p>
            </draw:text-box>
          </draw:frame>
          <draw:frame draw:style-name="gr10" draw:text-style-name="P7" draw:layer="layout" svg:width="0.874cm" svg:height="0.348cm" svg:x="9.156cm" svg:y="11.674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2.22cm" svg:height="0.348cm" svg:x="9.157cm" svg:y="12.596cm">
            <draw:text-box>
              <text:p text:style-name="P5"><text:span text:style-name="T3">commandLineConsole</text:span></text:p>
            </draw:text-box>
          </draw:frame>
          <draw:custom-shape draw:style-name="gr8" draw:text-style-name="P3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2" draw:text-style-name="P7" draw:layer="layout" svg:width="2.368cm" svg:height="0.348cm" svg:x="8.984cm" svg:y="13.103cm">
              <draw:text-box>
                <text:p text:style-name="P5"><text:span text:style-name="T3">singleThreadedRunners</text:span></text:p>
              </draw:text-box>
            </draw:frame>
            <draw:line draw:style-name="gr13" draw:text-style-name="P3" draw:layer="layout" svg:x1="11.714cm" svg:y1="13.278cm" svg:x2="12.164cm" svg:y2="13.278cm">
              <text:p/>
            </draw:line>
            <draw:custom-shape draw:style-name="gr8" draw:text-style-name="P3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3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5" draw:text-style-name="P8" draw:layer="layout" svg:width="0.318cm" svg:height="0.259cm" svg:x="12.082cm" svg:y="12.73cm">
                <draw:text-box>
                  <text:p text:style-name="P1"><text:span text:style-name="T4">List</text:span></text:p>
                </draw:text-box>
              </draw:frame>
              <draw:circle draw:style-name="gr16" draw:text-style-name="P3" draw:layer="layout" svg:width="0.103cm" svg:height="0.103cm" svg:x="12.18cm" svg:y="13.071cm">
                <text:p/>
              </draw:circle>
              <draw:circle draw:style-name="gr16" draw:text-style-name="P3" draw:layer="layout" svg:width="0.103cm" svg:height="0.103cm" svg:x="12.181cm" svg:y="13.372cm">
                <text:p/>
              </draw:circle>
              <draw:circle draw:style-name="gr16" draw:text-style-name="P3" draw:layer="layout" svg:width="0.103cm" svg:height="0.103cm" svg:x="12.182cm" svg:y="13.518cm">
                <text:p/>
              </draw:circle>
            </draw:g>
          </draw:g>
          <draw:frame draw:style-name="gr17" draw:text-style-name="P6" draw:layer="layout" svg:width="0.731cm" svg:height="0.348cm" svg:x="11.202cm" svg:y="11.616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6" draw:layer="layout" svg:width="0.811cm" svg:height="0.348cm" svg:x="11.161cm" svg:y="13.99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6" draw:layer="layout" svg:width="1.272cm" svg:height="0.348cm" svg:x="10.703cm" svg:y="11.373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7" draw:layer="layout" svg:width="1.276cm" svg:height="0.348cm" svg:x="9.156cm" svg:y="11.874cm">
            <draw:text-box>
              <text:p text:style-name="P5"><text:span text:style-name="T3">threadCount</text:span></text:p>
            </draw:text-box>
          </draw:frame>
          <draw:custom-shape draw:style-name="gr8" draw:text-style-name="P3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0.731cm" svg:height="0.348cm" svg:x="11.162cm" svg:y="12.292cm">
            <draw:text-box>
              <text:p text:style-name="P5"><text:span text:style-name="T3">barrier</text:span></text:p>
            </draw:text-box>
          </draw:frame>
          <draw:custom-shape draw:style-name="gr8" draw:text-style-name="P3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6" draw:layer="layout" svg:width="0.993cm" svg:height="0.348cm" svg:x="8.744cm" svg:y="13.985cm">
            <draw:text-box>
              <text:p text:style-name="P5"><text:span text:style-name="T3">exitGuard</text:span></text:p>
            </draw:text-box>
          </draw:frame>
          <draw:custom-shape draw:style-name="gr8" draw:text-style-name="P3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2" draw:text-style-name="P3" draw:layer="layout" svg:x1="7.137cm" svg:y1="13.054cm" svg:x2="8.727cm" svg:y2="13.055cm">
            <text:p/>
          </draw:line>
          <draw:frame draw:style-name="gr23" draw:text-style-name="P9" draw:layer="layout" svg:width="0.59cm" svg:height="0.323cm" svg:x="7.416cm" svg:y="12.862cm">
            <draw:text-box>
              <text:p><text:span text:style-name="T5">run</text:span><text:span text:style-name="T6">()</text:span></text:p>
            </draw:text-box>
          </draw:frame>
        </draw:g>
        <draw:path draw:style-name="gr13" draw:text-style-name="P3" draw:layer="layout" svg:width="4.221cm" svg:height="0.631cm" svg:x="12.278cm" svg:y="12.508cm" svg:viewBox="0 0 4222 632" svg:d="M0 632c857-51 3467-594 4222-632">
          <text:p/>
        </draw:path>
        <draw:g>
          <draw:frame draw:style-name="gr24" draw:text-style-name="P4" draw:layer="layout" svg:width="1.928cm" svg:height="0.429cm" svg:x="13.513cm" svg:y="11.533cm">
            <draw:text-box>
              <text:p text:style-name="P1"><text:span text:style-name="T2">CyclicBarrier</text:span></text:p>
            </draw:text-box>
          </draw:frame>
          <draw:custom-shape draw:style-name="gr2" draw:text-style-name="P3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5" draw:text-style-name="P4" draw:layer="layout" svg:width="3.27cm" svg:height="0.429cm" svg:x="1.917cm" svg:y="11.565cm">
            <draw:text-box>
              <text:p text:style-name="P1"><text:span text:style-name="T2">CommandLineConsole</text:span></text:p>
            </draw:text-box>
          </draw:frame>
          <draw:custom-shape draw:style-name="gr2" draw:text-style-name="P3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" draw:layer="layout" svg:width="2.216cm" svg:height="0.348cm" svg:x="2.125cm" svg:y="12.927cm">
            <draw:text-box>
              <text:p text:style-name="P5"><text:span text:style-name="T3">multiThreadedRunner</text:span></text:p>
            </draw:text-box>
          </draw:frame>
          <draw:custom-shape draw:style-name="gr8" draw:text-style-name="P3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7" draw:text-style-name="P4" draw:layer="layout" svg:width="3.346cm" svg:height="0.429cm" svg:x="16.52cm" svg:y="13.755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6.878cm" svg:y="17.332cm" svg:viewBox="0 0 246 670" draw:points="131,670 0,670 0,0 246,0">
            <text:p/>
          </draw:polyline>
          <draw:rect draw:style-name="gr4" draw:text-style-name="P3" draw:layer="layout" svg:width="0.194cm" svg:height="2.019cm" svg:x="16.934cm" svg:y="17.923cm">
            <text:p/>
          </draw:rect>
          <draw:frame draw:style-name="gr29" draw:text-style-name="P10" draw:layer="layout" svg:width="3.503cm" svg:height="0.429cm" svg:x="17.035cm" svg:y="17.435cm">
            <draw:text-box>
              <text:p text:style-name="P5"><text:span text:style-name="T7">SamplerImpl</text:span></text:p>
            </draw:text-box>
          </draw:frame>
          <draw:frame draw:style-name="gr24" draw:text-style-name="P2" draw:layer="layout" svg:width="1.928cm" svg:height="0.429cm" svg:x="17.035cm" svg:y="17.109cm">
            <draw:text-box>
              <text:p text:style-name="P1"><text:span text:style-name="T1">Sampler</text:span></text:p>
            </draw:text-box>
          </draw:frame>
        </draw:g>
        <draw:g>
          <draw:frame draw:style-name="gr27" draw:text-style-name="P4" draw:layer="layout" svg:width="3.346cm" svg:height="0.429cm" svg:x="16.507cm" svg:y="15.32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4.227cm" svg:height="0.954cm" svg:x="12.264cm" svg:y="13.433cm" svg:viewBox="0 0 4228 955" svg:d="M0 8c592-114 3263 1083 4228 935">
          <text:p/>
        </draw:path>
        <draw:path draw:style-name="gr13" draw:text-style-name="P3" draw:layer="layout" svg:width="4.182cm" svg:height="2.25cm" svg:x="12.264cm" svg:y="13.595cm" svg:viewBox="0 0 4183 2251" svg:d="M0 4c592-114 3248 2291 4183 2246">
          <text:p/>
        </draw:path>
        <draw:g>
          <draw:frame draw:style-name="gr24" draw:text-style-name="P2" draw:layer="layout" svg:width="1.928cm" svg:height="0.429cm" svg:x="22.222cm" svg:y="11.71cm">
            <draw:text-box>
              <text:p text:style-name="P1"><text:span text:style-name="T1">Operation</text:span></text:p>
            </draw:text-box>
          </draw:frame>
          <draw:custom-shape draw:style-name="gr30" draw:text-style-name="P3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2.011cm" svg:y="11.933cm" svg:viewBox="0 0 246 670" draw:points="131,670 0,670 0,0 246,0">
            <text:p/>
          </draw:polyline>
          <draw:rect draw:style-name="gr4" draw:text-style-name="P3" draw:layer="layout" svg:width="0.194cm" svg:height="0.999cm" svg:x="22.067cm" svg:y="12.583cm">
            <text:p/>
          </draw:rect>
        </draw:g>
        <draw:path draw:style-name="gr13" draw:text-style-name="P3" draw:layer="layout" svg:width="3.316cm" svg:height="0.339cm" svg:x="4.825cm" svg:y="13.125cm" svg:viewBox="0 0 3317 340" svg:d="M0 0c273 0 2427 589 3317 216">
          <text:p/>
        </draw:path>
        <draw:path draw:style-name="gr13" draw:text-style-name="P3" draw:layer="layout" svg:width="4.729cm" svg:height="6.571cm" svg:x="3.877cm" svg:y="5.011cm" svg:viewBox="0 0 4730 6572" svg:d="M4730 6570c-3193 108-6237-4947-3911-6570">
          <text:p/>
        </draw:path>
        <draw:g>
          <draw:custom-shape draw:style-name="gr2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3.211cm" svg:height="0.429cm" svg:x="27.112cm" svg:y="11.179cm">
            <draw:text-box>
              <text:p text:style-name="P1"><text:span text:style-name="T8">JmsResourceManager</text:span></text:p>
            </draw:text-box>
          </draw:frame>
          <draw:frame draw:style-name="gr32" draw:text-style-name="P6" draw:layer="layout" svg:width="1.561cm" svg:height="0.327cm" svg:x="26.867cm" svg:y="11.824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3" draw:text-style-name="P11" draw:layer="layout" svg:width="2.195cm" svg:height="0.429cm" svg:x="31.046cm" svg:y="10.909cm">
            <draw:text-box>
              <text:p text:style-name="P1"><text:span text:style-name="T8">EndpointPolicy</text:span></text:p>
            </draw:text-box>
          </draw:frame>
          <draw:custom-shape draw:style-name="gr30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2" draw:text-style-name="P3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4.692cm" svg:y="2.571cm" svg:viewBox="0 0 246 670" draw:points="131,670 0,670 0,0 246,0">
            <text:p/>
          </draw:polyline>
          <draw:rect draw:style-name="gr4" draw:text-style-name="P3" draw:layer="layout" svg:width="0.184cm" svg:height="1.922cm" svg:x="4.738cm" svg:y="3.203cm">
            <text:p/>
          </draw:rect>
          <draw:frame draw:style-name="gr34" draw:text-style-name="P11" draw:layer="layout" svg:width="2.665cm" svg:height="0.429cm" svg:x="4.882cm" svg:y="2.65cm">
            <draw:text-box>
              <text:p text:style-name="P1"><text:span text:style-name="T8">ConfigurationImpl</text:span></text:p>
            </draw:text-box>
          </draw:frame>
          <draw:frame draw:style-name="gr35" draw:text-style-name="P2" draw:layer="layout" svg:width="1.962cm" svg:height="0.429cm" svg:x="4.903cm" svg:y="2.348cm">
            <draw:text-box>
              <text:p text:style-name="P1"><text:span text:style-name="T1">Configuration</text:span></text:p>
            </draw:text-box>
          </draw:frame>
          <draw:frame draw:style-name="gr36" draw:text-style-name="P6" draw:layer="layout" svg:width="1.357cm" svg:height="0.327cm" svg:x="5.385cm" svg:y="3.831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6" draw:layer="layout" svg:width="1.674cm" svg:height="0.327cm" svg:x="5.068cm" svg:y="4.032cm">
            <draw:text-box>
              <text:p text:style-name="P5"><text:span text:style-name="T3">storageStrartegy</text:span></text:p>
            </draw:text-box>
          </draw:frame>
          <draw:custom-shape draw:style-name="gr8" draw:text-style-name="P3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" draw:layer="layout" svg:width="0.705cm" svg:height="0.327cm" svg:x="6.037cm" svg:y="4.673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6.572cm" svg:height="1.551cm" svg:x="7.198cm" svg:y="2.448cm" svg:viewBox="0 0 6573 1552" svg:d="M0 1552c1459-51 5489-1637 6573-1548">
          <text:p/>
        </draw:path>
        <draw:path draw:style-name="gr13" draw:text-style-name="P3" draw:layer="layout" svg:width="18.897cm" svg:height="4.54cm" svg:x="7.251cm" svg:y="4.851cm" svg:viewBox="0 0 18898 4541" svg:d="M0 0c1459-51 17250 4363 18898 4541">
          <text:p/>
        </draw:path>
        <draw:g>
          <draw:custom-shape draw:style-name="gr2" draw:text-style-name="P3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3.733cm" svg:y="1.602cm" svg:viewBox="0 0 246 670" draw:points="131,670 0,670 0,0 246,0">
            <text:p/>
          </draw:polyline>
          <draw:custom-shape draw:style-name="gr39" draw:text-style-name="P3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1" draw:layer="layout" svg:width="2.652cm" svg:height="0.429cm" svg:x="13.944cm" svg:y="1.706cm">
            <draw:text-box>
              <text:p text:style-name="P1"><text:span text:style-name="T8">SendLoadStrategy</text:span></text:p>
            </draw:text-box>
          </draw:frame>
          <draw:frame draw:style-name="gr24" draw:text-style-name="P2" draw:layer="layout" svg:width="1.928cm" svg:height="0.429cm" svg:x="13.944cm" svg:y="1.379cm">
            <draw:text-box>
              <text:p text:style-name="P1"><text:span text:style-name="T1">LoadStrategy</text:span></text:p>
            </draw:text-box>
          </draw:frame>
          <draw:frame draw:style-name="gr24" draw:text-style-name="P2" draw:layer="layout" svg:width="1.928cm" svg:height="0.429cm" svg:x="13.944cm" svg:y="1.38cm">
            <draw:text-box>
              <text:p text:style-name="P1"><text:span text:style-name="T1">LoadStrategy</text:span></text:p>
            </draw:text-box>
          </draw:frame>
          <draw:frame draw:style-name="gr41" draw:text-style-name="P11" draw:layer="layout" svg:width="2.474cm" svg:height="0.429cm" svg:x="14.077cm" svg:y="2.197cm">
            <draw:text-box>
              <text:p text:style-name="P1"><text:span text:style-name="T8">JmsLoadStrategy</text:span></text:p>
            </draw:text-box>
          </draw:frame>
          <draw:rect draw:style-name="gr4" draw:text-style-name="P3" draw:layer="layout" svg:width="0.184cm" svg:height="1.922cm" svg:x="13.779cm" svg:y="2.234cm">
            <text:p/>
          </draw:rect>
          <draw:frame draw:style-name="gr32" draw:text-style-name="P6" draw:layer="layout" svg:width="1.561cm" svg:height="0.327cm" svg:x="14.034cm" svg:y="3.683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4.967cm" svg:height="7.75cm" svg:x="16.067cm" svg:y="3.826cm" svg:viewBox="0 0 14968 7751" svg:d="M0 0c1529 89 12950 7647 14968 7751">
          <text:p/>
        </draw:path>
        <draw:g>
          <draw:custom-shape draw:style-name="gr2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6.115cm" svg:y="8.006cm" svg:viewBox="0 0 246 670" draw:points="131,670 0,670 0,0 246,0">
            <text:p/>
          </draw:polyline>
          <draw:rect draw:style-name="gr4" draw:text-style-name="P3" draw:layer="layout" svg:width="0.194cm" svg:height="2.019cm" svg:x="26.171cm" svg:y="8.597cm">
            <text:p/>
          </draw:rect>
          <draw:frame draw:style-name="gr42" draw:text-style-name="P11" draw:layer="layout" svg:width="2.517cm" svg:height="0.429cm" svg:x="26.344cm" svg:y="8.112cm">
            <draw:text-box>
              <text:p text:style-name="P1"><text:span text:style-name="T8">ActiveMQService</text:span></text:p>
            </draw:text-box>
          </draw:frame>
          <draw:frame draw:style-name="gr5" draw:text-style-name="P2" draw:layer="layout" svg:width="2.352cm" svg:height="0.429cm" svg:x="26.326cm" svg:y="7.783cm">
            <draw:text-box>
              <text:p text:style-name="P1"><text:span text:style-name="T1">Service</text:span></text:p>
            </draw:text-box>
          </draw:frame>
          <draw:frame draw:style-name="gr43" draw:text-style-name="P6" draw:layer="layout" svg:width="2.186cm" svg:height="0.327cm" svg:x="27.607cm" svg:y="10.22cm">
            <draw:text-box>
              <text:p text:style-name="P5"><text:span text:style-name="T3">jmsResourceManager</text:span></text:p>
            </draw:text-box>
          </draw:frame>
          <draw:custom-shape draw:style-name="gr8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0.519cm" svg:height="1.321cm" svg:x="26.598cm" svg:y="10.402cm" svg:viewBox="0 0 520 1322" svg:d="M520 0c-611 24-769 1286-4 1322">
          <text:p/>
        </draw:path>
        <draw:path draw:style-name="gr13" draw:text-style-name="P3" draw:layer="layout" svg:width="3.574cm" svg:height="0.249cm" svg:x="5.084cm" svg:y="12.516cm" svg:viewBox="0 0 3575 250" svg:d="M3575 250c-301-71-2699-488-3575-57">
          <text:p/>
        </draw:path>
        <draw:path draw:style-name="gr13" draw:text-style-name="P3" draw:layer="layout" svg:width="13.771cm" svg:height="2.004cm" svg:x="12.392cm" svg:y="9.789cm" svg:viewBox="0 0 13772 2005" svg:d="M0 2001c1967 100 10483-2126 13772-1996">
          <text:p/>
        </draw:path>
        <draw:g>
          <draw:frame draw:style-name="gr27" draw:text-style-name="P4" draw:layer="layout" svg:width="3.346cm" svg:height="0.429cm" svg:x="16.521cm" svg:y="11.22cm">
            <draw:text-box>
              <text:p text:style-name="P1"><text:span text:style-name="T2">SingleThreadedRunner</text:span></text:p>
            </draw:text-box>
          </draw:frame>
          <draw:custom-shape draw:style-name="gr2" draw:text-style-name="P3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7" draw:layer="layout" svg:width="3.308cm" svg:height="0.348cm" svg:x="17.146cm" svg:y="11.741cm">
            <draw:text-box>
              <text:p text:style-name="P5"><text:span text:style-name="T3">allSingleThreadedRunnersBarrier</text:span></text:p>
            </draw:text-box>
          </draw:frame>
          <draw:custom-shape draw:style-name="gr8" draw:text-style-name="P3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7" draw:layer="layout" svg:width="0.781cm" svg:height="0.348cm" svg:x="17.144cm" svg:y="12.047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0.874cm" svg:height="0.348cm" svg:x="18.223cm" svg:y="12.1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.371cm" svg:height="5.787cm" svg:x="19.358cm" svg:y="12.278cm" svg:viewBox="0 0 1372 5788" svg:d="M186 0c1551 273 1674 5805-186 5788">
          <text:p/>
        </draw:path>
        <draw:path draw:style-name="gr13" draw:text-style-name="P3" draw:layer="layout" svg:width="4.435cm" svg:height="4.006cm" svg:x="12.465cm" svg:y="14.158cm" svg:viewBox="0 0 4436 4007" svg:d="M0 0c1048 0 1147 3877 4436 4007">
          <text:p/>
        </draw:path>
        <draw:path draw:style-name="gr13" draw:text-style-name="P3" draw:layer="layout" svg:width="1.391cm" svg:height="7.583cm" svg:x="12.422cm" svg:y="3.949cm" svg:viewBox="0 0 1392 7584" svg:d="M0 7582c1665 129-30-7438 1392-7582">
          <text:p/>
        </draw:path>
        <draw:path draw:style-name="gr13" draw:text-style-name="P3" draw:layer="layout" svg:width="1.694cm" svg:height="0.244cm" svg:x="14.963cm" svg:y="11.918cm" svg:viewBox="0 0 1695 245" svg:d="M1695 1c-690-14-1112 230-1695 244">
          <text:p/>
        </draw:path>
        <draw:path draw:style-name="gr13" draw:text-style-name="P3" draw:layer="layout" svg:width="1.105cm" svg:height="0.239cm" svg:x="12.436cm" svg:y="12.192cm" svg:viewBox="0 0 1106 240" svg:d="M0 240c373 4 675-225 1106-240">
          <text:p/>
        </draw:path>
        <draw:g>
          <draw:custom-shape draw:style-name="gr2" draw:text-style-name="P3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12" draw:layer="layout" svg:width="1.59cm" svg:height="0.429cm" svg:x="13.809cm" svg:y="19.871cm">
            <draw:text-box>
              <text:p text:style-name="P5"><text:span text:style-name="T7">ExitGuard</text:span></text:p>
            </draw:text-box>
          </draw:frame>
        </draw:g>
        <draw:path draw:style-name="gr13" draw:text-style-name="P3" draw:layer="layout" svg:width="3.653cm" svg:height="6.271cm" svg:x="10.237cm" svg:y="14.141cm" svg:viewBox="0 0 3654 6272" svg:d="M0 0c1308-62 1516 6354 3654 6271">
          <text:p/>
        </draw:path>
        <draw:custom-shape draw:style-name="gr47" draw:text-style-name="P13" draw:layer="layout" svg:width="4.122cm" svg:height="3.945cm" svg:x="13.931cm" svg:y="25.94cm">
          <text:p text:style-name="P13"><text:span text:style-name="T9">LoadStrategy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8" draw:text-style-name="P3" draw:layer="layout" svg:width="12.215cm" svg:height="6.095cm" svg:x="17.362cm" svg:y="33.009cm">
            <text:p/>
            <draw:enhanced-geometry svg:viewBox="0 0 21600 21600" draw:path-stretchpoint-x="10800" draw:path-stretchpoint-y="10800" draw:text-areas="?f3 ?f4 ?f5 ?f6" draw:type="round-rectangle" draw:modifiers="914.173228346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4" draw:layer="layout" svg:width="2.314cm" svg:height="0.721cm" svg:x="27.016cm" svg:y="39.231cm">
            <draw:text-box>
              <text:p><text:span text:style-name="T9">extension</text:span></text:p>
            </draw:text-box>
          </draw:frame>
        </draw:g>
        <draw:custom-shape draw:style-name="gr50" draw:text-style-name="P13" draw:layer="layout" svg:width="5.019cm" svg:height="4.917cm" svg:x="23.584cm" svg:y="33.493cm">
          <text:p/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2.228cm" svg:height="2.254cm" svg:x="17.671cm" svg:y="33.497cm">
          <text:p text:style-name="P13"/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3" draw:layer="layout" svg:width="5.019cm" svg:height="4.917cm" svg:x="21.177cm" svg:y="30.831cm">
          <text:p text:style-name="P13"><text:span text:style-name="T9">Service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3" draw:layer="layout" svg:width="2.228cm" svg:height="2.254cm" svg:x="16.825cm" svg:y="32.626cm">
          <text:p text:style-name="P13"><text:span text:style-name="T9">Operation</text:span></text:p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4" draw:text-style-name="P13" draw:layer="layout" svg:width="9.609cm" svg:height="4.492cm" svg:x="5.371cm" svg:y="31.769cm">
            <text:p text:style-name="P15"><text:span text:style-name="T9">Multi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596cm" svg:y="32.384cm">
            <text:p text:style-name="P16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596cm" svg:y="33.51cm">
            <text:p text:style-name="P16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596cm" svg:y="34.836cm">
            <text:p text:style-name="P16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6-12-01T23:29:00</dc:date>
    <dc:creator>Ovidiu Feodorov</dc:creator>
    <meta:editing-duration>PT12H33M55S</meta:editing-duration>
    <meta:editing-cycles>43</meta:editing-cycles>
    <meta:generator>OpenOffice/4.1.1$Unix OpenOffice.org_project/411m6$Build-9775</meta:generator>
    <meta:document-statistic meta:object-count="154"/>
  </office:meta>
</office:document-meta>
</file>